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7736in" svg:y="0.1228in">
            <draw:object draw:notify-on-update-of-ranges="Sheet1.A1:Sheet1.A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38096974213" calcext:value-type="float">
            <text:p>0.3809697421</text:p>
          </table:table-cell>
        </table:table-row>
        <table:table-row table:style-name="ro1">
          <table:table-cell office:value-type="float" office:value="0.3070579002" calcext:value-type="float">
            <text:p>0.3070579002</text:p>
          </table:table-cell>
        </table:table-row>
        <table:table-row table:style-name="ro1">
          <table:table-cell office:value-type="float" office:value="0.278742818933" calcext:value-type="float">
            <text:p>0.2787428189</text:p>
          </table:table-cell>
        </table:table-row>
        <table:table-row table:style-name="ro1">
          <table:table-cell office:value-type="float" office:value="0.265137396418" calcext:value-type="float">
            <text:p>0.2651373964</text:p>
          </table:table-cell>
        </table:table-row>
        <table:table-row table:style-name="ro1">
          <table:table-cell office:value-type="float" office:value="0.257743788383" calcext:value-type="float">
            <text:p>0.2577437884</text:p>
          </table:table-cell>
        </table:table-row>
        <table:table-row table:style-name="ro1">
          <table:table-cell office:value-type="float" office:value="0.253391124696" calcext:value-type="float">
            <text:p>0.2533911247</text:p>
          </table:table-cell>
        </table:table-row>
        <table:table-row table:style-name="ro1">
          <table:table-cell office:value-type="float" office:value="0.250670947201" calcext:value-type="float">
            <text:p>0.2506709472</text:p>
          </table:table-cell>
        </table:table-row>
        <table:table-row table:style-name="ro1">
          <table:table-cell office:value-type="float" office:value="0.248883704337" calcext:value-type="float">
            <text:p>0.2488837043</text:p>
          </table:table-cell>
        </table:table-row>
        <table:table-row table:style-name="ro1">
          <table:table-cell office:value-type="float" office:value="0.247654147481" calcext:value-type="float">
            <text:p>0.2476541475</text:p>
          </table:table-cell>
        </table:table-row>
        <table:table-row table:style-name="ro1">
          <table:table-cell office:value-type="float" office:value="0.246769468861" calcext:value-type="float">
            <text:p>0.2467694689</text:p>
          </table:table-cell>
        </table:table-row>
        <table:table-row table:style-name="ro1">
          <table:table-cell office:value-type="float" office:value="0.246103848678" calcext:value-type="float">
            <text:p>0.2461038487</text:p>
          </table:table-cell>
        </table:table-row>
        <table:table-row table:style-name="ro1">
          <table:table-cell office:value-type="float" office:value="0.245580475944" calcext:value-type="float">
            <text:p>0.2455804759</text:p>
          </table:table-cell>
        </table:table-row>
        <table:table-row table:style-name="ro1">
          <table:table-cell office:value-type="float" office:value="0.245151262055" calcext:value-type="float">
            <text:p>0.2451512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 style:data-style-name="N2" text:time-value="10:11:57.226516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6:11:07.261254403</meta:creation-date>
    <dc:date>2015-02-07T11:33:19.289715879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A13" svg:x="0.32cm" svg:y="0.18cm" svg:width="12.534cm" svg:height="8.64cm">
          <chartooo:coordinate-region svg:x="1.232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3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096974213">
                <text:p>0.38096974213</text:p>
                <draw:g>
                  <svg:desc>Sheet1.A1:Sheet1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70579002">
                <text:p>0.3070579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742818933">
                <text:p>0.278742818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137396418">
                <text:p>0.265137396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743788383">
                <text:p>0.257743788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391124696">
                <text:p>0.253391124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670947201">
                <text:p>0.250670947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8883704337">
                <text:p>0.248883704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654147481">
                <text:p>0.247654147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6769468861">
                <text:p>0.246769468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103848678">
                <text:p>0.246103848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580475944">
                <text:p>0.245580475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151262055">
                <text:p>0.245151262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